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1-15_11-21-15_000.jpg</text:p>
          </table:table-cell>
          <table:table-cell table:style-name="ce18" office:value-type="string">
            <text:p>:m music / log / jap.flute-bamboo / || s.1:score,5-lets,R=1 || s.2:score,R=2,note-type=16-8-16</text:p>
          </table:table-cell>
          <table:table-cell table:style-name="ce4"/>
          <table:table-cell table:style-name="ce4"/>
          <table:table-cell table:style-name="ce4" office:value-type="string">
            <text:p>N-35-35-28.72467 E-139-34-49.270019</text:p>
          </table:table-cell>
          <table:table-cell table:style-name="ce34" table:formula="of:=IF([.E2]=&quot;&quot;;[.C2];CONCATENATE([.C2];&quot; / &quot;;[.E2]))" office:value-type="string" office:string-value=":m music / log / jap.flute-bamboo / || s.1:score,5-lets,R=1 || s.2:score,R=2,note-type=16-8-16">
            <text:p>:m music / log / jap.flute-bamboo / || s.1:score,5-lets,R=1 || s.2:score,R=2,note-type=16-8-16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1-15_12-29-44_000.jpg</text:p>
          </table:table-cell>
          <table:table-cell table:style-name="ce17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32409 E-139-34-49.489746</text:p>
          </table:table-cell>
          <table:table-cell table:style-name="ce34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1-15_15-15-54_000.jpg</text:p>
          </table:table-cell>
          <table:table-cell table:style-name="ce17" office:value-type="string">
            <text:p>:m RES 1*1 / free# JVEMV6 60#3_1 / 37. miscs of miscs / 60. anthropology-of-religion / 3. 宗教心理学 / w:~ / N+</text:p>
          </table:table-cell>
          <table:table-cell table:style-name="ce33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4" table:formula="of:=IF([.E4]=&quot;&quot;;[.C4];CONCATENATE([.C4];&quot; / &quot;;[.E4]))" office:value-type="string" office:string-value=":m RES 1*1 / free# JVEMV6 60#3_1 / 37. miscs of miscs / 60. anthropology-of-religion / 3. 宗教心理学 / w:~ / N+">
            <text:p>:m RES 1*1 / free# JVEMV6 60#3_1 / 37. miscs of miscs / 60. anthropology-of-religion / 3. 宗教心理学 / w:~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1-15_16-27-26_000.jpg</text:p>
          </table:table-cell>
          <table:table-cell table:style-name="ce17" office:value-type="string">
            <text:p>:m music / log / recorder,rc / || s.1:score,for=composition-relay-2 || s.2:score,for=appeal-1,R=1 || s.3:melody-N,R=2</text:p>
          </table:table-cell>
          <table:table-cell table:style-name="ce17"/>
          <table:table-cell table:style-name="ce4"/>
          <table:table-cell table:style-name="ce4" office:value-type="string">
            <text:p>N-35-35-28.477478 E-139-34-49.324951</text:p>
          </table:table-cell>
          <table:table-cell table:style-name="ce34" table:formula="of:=IF([.E5]=&quot;&quot;;[.C5];CONCATENATE([.C5];&quot; / &quot;;[.E5]))" office:value-type="string" office:string-value=":m music / log / recorder,rc / || s.1:score,for=composition-relay-2 || s.2:score,for=appeal-1,R=1 || s.3:melody-N,R=2">
            <text:p>:m music / log / recorder,rc / || s.1:score,for=composition-relay-2 || s.2:score,for=appeal-1,R=1 || s.3:melody-N,R=2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1-15_17-09-06_000.jpg</text:p>
          </table:table-cell>
          <table:table-cell table:style-name="ce17" office:value-type="string">
            <text:p>:bookmemo 1*1 / ページメモ / 『ある異常体験者の偏見』 / 著者=山本七平 / session-?? / p.397 / w:サンホセ～カワヤン；野砲弾</text:p>
          </table:table-cell>
          <table:table-cell table:style-name="ce18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4" table:formula="of:=IF([.E6]=&quot;&quot;;[.C6];CONCATENATE([.C6];&quot; / &quot;;[.E6]))" office:value-type="string" office:string-value=":bookmemo 1*1 / ページメモ / 『ある異常体験者の偏見』 / 著者=山本七平 / session-?? / p.397 / w:サンホセ～カワヤン；野砲弾">
            <text:p>:bookmemo 1*1 / ページメモ / 『ある異常体験者の偏見』 / 著者=山本七平 / session-?? / p.397 / w:サンホセ～カワヤン；野砲弾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1-15_17-21-08_000.jpg</text:p>
          </table:table-cell>
          <table:table-cell table:style-name="ce17" office:value-type="string">
            <text:p>:m other / お母さんから　お金もらう / ３万円 / 月々の小遣い / ２回分：６万円</text:p>
          </table:table-cell>
          <table:table-cell table:style-name="ce19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4" table:formula="of:=IF([.E7]=&quot;&quot;;[.C7];CONCATENATE([.C7];&quot; / &quot;;[.E7]))" office:value-type="string" office:string-value=":m other / お母さんから　お金もらう / ３万円 / 月々の小遣い / ２回分：６万円">
            <text:p>:m other / お母さんから　お金もらう / ３万円 / 月々の小遣い / ２回分：６万円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1-15_17-22-52_000.jpg</text:p>
          </table:table-cell>
          <table:table-cell table:style-name="ce17" office:value-type="string">
            <text:p>:PHOTO 記録 / 文書 / 金額；口座番号；お母さんに振り込んでもらう：ジブラルタ生命保険料</text:p>
          </table:table-cell>
          <table:table-cell table:style-name="ce17"/>
          <table:table-cell table:style-name="ce4"/>
          <table:table-cell table:style-name="ce4" office:value-type="string">
            <text:p>N-35-35-28.463745 E-139-34-49.379882</text:p>
          </table:table-cell>
          <table:table-cell table:style-name="ce34" table:formula="of:=IF([.E8]=&quot;&quot;;[.C8];CONCATENATE([.C8];&quot; / &quot;;[.E8]))" office:value-type="string" office:string-value=":PHOTO 記録 / 文書 / 金額；口座番号；お母さんに振り込んでもらう：ジブラルタ生命保険料">
            <text:p>:PHOTO 記録 / 文書 / 金額；口座番号；お母さんに振り込んでもらう：ジブラルタ生命保険料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1-15_19-10-40_000.jpg</text:p>
          </table:table-cell>
          <table:table-cell table:style-name="ce18" office:value-type="string">
            <text:p>:m music / log / jap.flute-bamboo / || s.1:score,for=lower-notes:h-3~h-1 || s.2:do=oct-2:h-1;h-2 || s.3:do=half-notes:h-3;h-2 \\\ jap.flute / || s.1:do=high-notes-to-lower-notes:Gf-Bf3;Af-Bf3 || s.2:do=oct-2 || s.3:do=oct-3:h-2;h-3</text:p>
          </table:table-cell>
          <table:table-cell table:style-name="ce18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4" table:formula="of:=IF([.E9]=&quot;&quot;;[.C9];CONCATENATE([.C9];&quot; / &quot;;[.E9]))" office:value-type="string" office:string-value=":m music / log / jap.flute-bamboo / || s.1:score,for=lower-notes:h-3~h-1 || s.2:do=oct-2:h-1;h-2 || s.3:do=half-notes:h-3;h-2 \\\ jap.flute / || s.1:do=high-notes-to-lower-notes:Gf-Bf3;Af-Bf3 || s.2:do=oct-2 || s.3:do=oct-3:h-2;h-3">
            <text:p>:m music / log / jap.flute-bamboo / || s.1:score,for=lower-notes:h-3~h-1 || s.2:do=oct-2:h-1;h-2 || s.3:do=half-notes:h-3;h-2 \\\ jap.flute / || s.1:do=high-notes-to-lower-notes:Gf-Bf3;Af-Bf3 || s.2:do=oct-2 || s.3:do=oct-3:h-2;h-3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1-15_20-50-38_000.jpg</text:p>
          </table:table-cell>
          <table:table-cell table:style-name="ce17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4" table:formula="of:=IF([.E10]=&quot;&quot;;[.C10];CONCATENATE([.C10];&quot; / &quot;;[.E10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1-15_23-39-46_000.jpg</text:p>
          </table:table-cell>
          <table:table-cell table:style-name="ce17" office:value-type="string">
            <text:p>:m RES 1-2*2 / free# JVEMV6 37#21.8_12 / 37. miscs of miscs / 21. math_physics / 8. gauge-theory;ゲージ理論 / w:括弧式；ポアソン括弧式,s=1.1;1.2,i=1.1 / N+</text:p>
          </table:table-cell>
          <table:table-cell table:style-name="ce19"/>
          <table:table-cell table:style-name="ce4"/>
          <table:table-cell table:style-name="ce4" office:value-type="string">
            <text:p>N-35-35-28.49121 E-139-34-49.489746</text:p>
          </table:table-cell>
          <table:table-cell table:style-name="ce34" table:formula="of:=IF([.E11]=&quot;&quot;;[.C11];CONCATENATE([.C11];&quot; / &quot;;[.E11]))" office:value-type="string" office:string-value=":m RES 1-2*2 / free# JVEMV6 37#21.8_12 / 37. miscs of miscs / 21. math_physics / 8. gauge-theory;ゲージ理論 / w:括弧式；ポアソン括弧式,s=1.1;1.2,i=1.1 / N+">
            <text:p>:m RES 1-2*2 / free# JVEMV6 37#21.8_12 / 37. miscs of miscs / 21. math_physics / 8. gauge-theory;ゲージ理論 / w:括弧式；ポアソン括弧式,s=1.1;1.2,i=1.1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1-16_01-05-47_000.jpg</text:p>
          </table:table-cell>
          <table:table-cell table:style-name="ce18" office:value-type="string">
            <text:p>:m :PHOTO 寝た時刻 / 2020</text:p>
          </table:table-cell>
          <table:table-cell table:style-name="ce18"/>
          <table:table-cell table:style-name="ce4"/>
          <table:table-cell table:style-name="ce4" office:value-type="string">
            <text:p>N-35-35-28.573608 E-139-34-49.544677</text:p>
          </table:table-cell>
          <table:table-cell table:style-name="ce34" table:formula="of:=IF([.E12]=&quot;&quot;;[.C12];CONCATENATE([.C12];&quot; / &quot;;[.E12]))" office:value-type="string" office:string-value=":m :PHOTO 寝た時刻 / 2020">
            <text:p>:m :PHOTO 寝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11-16_01-07-40_000.jpg</text:p>
          </table:table-cell>
          <table:table-cell table:style-name="ce8" office:value-type="string">
            <text:p>-*</text:p>
          </table:table-cell>
          <table:table-cell table:style-name="ce19"/>
          <table:table-cell table:style-name="ce4"/>
          <table:table-cell table:style-name="ce4" office:value-type="string">
            <text:p>N-35-35-28.504943 E-139-34-49.489746</text:p>
          </table:table-cell>
          <table:table-cell table:style-name="ce34" table:formula="of:=IF([.E13]=&quot;&quot;;[.C13];CONCATENATE([.C13];&quot; / &quot;;[.E13]))" office:value-type="string" office:string-value="-*">
            <text:p>-*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11-16_07-40-01_000.jpg</text:p>
          </table:table-cell>
          <table:table-cell table:style-name="ce19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532409 E-139-34-49.544677</text:p>
          </table:table-cell>
          <table:table-cell table:style-name="ce34" table:formula="of:=IF([.E14]=&quot;&quot;;[.C14];CONCATENATE([.C14];&quot; / &quot;;[.E14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1-15_11-11-51_000.mp4</text:p>
          </table:table-cell>
          <table:table-cell table:style-name="ce8" office:value-type="string">
            <text:p>:VIDEO / @自室 / 記録 / recorder,rc / 演奏、play / r-2020-1115-1 / genr=demo:memo-1①,for=5-lets;pitch:7f-5-3f-1-L7f</text:p>
          </table:table-cell>
          <table:table-cell table:style-name="ce19"/>
          <table:table-cell table:style-name="ce4"/>
          <table:table-cell table:style-name="ce4"/>
          <table:table-cell table:style-name="ce34" table:formula="of:=IF([.E15]=&quot;&quot;;[.C15];CONCATENATE([.C15];&quot; / &quot;;[.E15]))" office:value-type="string" office:string-value=":VIDEO / @自室 / 記録 / recorder,rc / 演奏、play / r-2020-1115-1 / genr=demo:memo-1①,for=5-lets;pitch:7f-5-3f-1-L7f">
            <text:p>:VIDEO / @自室 / 記録 / recorder,rc / 演奏、play / r-2020-1115-1 / genr=demo:memo-1①,for=5-lets;pitch:7f-5-3f-1-L7f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1-15_11-17-01_000.mp4</text:p>
          </table:table-cell>
          <table:table-cell table:style-name="ce8" office:value-type="string">
            <text:p>:VIDEO / @自室 / 記録 / recorder,rc / 演奏、play / r-2020-1115-2 / genr=demo:memo-1②,for=note-type:16-8-16</text:p>
          </table:table-cell>
          <table:table-cell table:style-name="ce18"/>
          <table:table-cell table:style-name="ce4"/>
          <table:table-cell table:style-name="ce4"/>
          <table:table-cell table:style-name="ce34" table:formula="of:=IF([.E16]=&quot;&quot;;[.C16];CONCATENATE([.C16];&quot; / &quot;;[.E16]))" office:value-type="string" office:string-value=":VIDEO / @自室 / 記録 / recorder,rc / 演奏、play / r-2020-1115-2 / genr=demo:memo-1②,for=note-type:16-8-16">
            <text:p>:VIDEO / @自室 / 記録 / recorder,rc / 演奏、play / r-2020-1115-2 / genr=demo:memo-1②,for=note-type:16-8-16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1-15_16-00-23_000.avi</text:p>
          </table:table-cell>
          <table:table-cell table:style-name="ce19" office:value-type="string">
            <text:p>:VIDEO / @自室 / 記録 / recorder,rc / 演奏、play / r-2020-1115-a1 / genr=video-cut:2020-11-15_00-53-01_000.mp4,other=loc-0.41~1.03,for=accompaniment-play</text:p>
          </table:table-cell>
          <table:table-cell table:style-name="ce19"/>
          <table:table-cell table:style-name="ce4"/>
          <table:table-cell table:style-name="ce4"/>
          <table:table-cell table:style-name="ce34" table:formula="of:=IF([.E17]=&quot;&quot;;[.C17];CONCATENATE([.C17];&quot; / &quot;;[.E17]))" office:value-type="string" office:string-value=":VIDEO / @自室 / 記録 / recorder,rc / 演奏、play / r-2020-1115-a1 / genr=video-cut:2020-11-15_00-53-01_000.mp4,other=loc-0.41~1.03,for=accompaniment-play">
            <text:p>:VIDEO / @自室 / 記録 / recorder,rc / 演奏、play / r-2020-1115-a1 / genr=video-cut:2020-11-15_00-53-01_000.mp4,other=loc-0.41~1.03,for=accompaniment-play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1-15_16-02-45_000.mp4</text:p>
          </table:table-cell>
          <table:table-cell table:style-name="ce19" office:value-type="string">
            <text:p>:VIDEO / @自室 / 記録 / recorder,rc / 演奏、play / r-2020-1115-3 / genr=perform:accompany,other=source-video:2020-11-15_00-53-01_000.mp4,for=video:2020-11-15_16-00-23_000.avi</text:p>
          </table:table-cell>
          <table:table-cell table:style-name="ce19"/>
          <table:table-cell table:style-name="ce4"/>
          <table:table-cell table:style-name="ce4"/>
          <table:table-cell table:style-name="ce34" table:formula="of:=IF([.E18]=&quot;&quot;;[.C18];CONCATENATE([.C18];&quot; / &quot;;[.E18]))" office:value-type="string" office:string-value=":VIDEO / @自室 / 記録 / recorder,rc / 演奏、play / r-2020-1115-3 / genr=perform:accompany,other=source-video:2020-11-15_00-53-01_000.mp4,for=video:2020-11-15_16-00-23_000.avi">
            <text:p>:VIDEO / @自室 / 記録 / recorder,rc / 演奏、play / r-2020-1115-3 / genr=perform:accompany,other=source-video:2020-11-15_00-53-01_000.mp4,for=video:2020-11-15_16-00-23_000.avi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1-15_16-12-17_000.mp4</text:p>
          </table:table-cell>
          <table:table-cell table:style-name="ce19" office:value-type="string">
            <text:p>:VIDEO / @自室 / 記録 / recorder,rc / 演奏、play / r-2020-1115-4 / genr=f-rev:composition-relay-2,other=pitch:2-3f-2~L7f-1,for=phrase-N</text:p>
          </table:table-cell>
          <table:table-cell table:style-name="ce17"/>
          <table:table-cell table:style-name="ce4"/>
          <table:table-cell table:style-name="ce4"/>
          <table:table-cell table:style-name="ce34" table:formula="of:=IF([.E19]=&quot;&quot;;[.C19];CONCATENATE([.C19];&quot; / &quot;;[.E19]))" office:value-type="string" office:string-value=":VIDEO / @自室 / 記録 / recorder,rc / 演奏、play / r-2020-1115-4 / genr=f-rev:composition-relay-2,other=pitch:2-3f-2~L7f-1,for=phrase-N">
            <text:p>:VIDEO / @自室 / 記録 / recorder,rc / 演奏、play / r-2020-1115-4 / genr=f-rev:composition-relay-2,other=pitch:2-3f-2~L7f-1,for=phrase-N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1-15_18-10-06_000.mp4</text:p>
          </table:table-cell>
          <table:table-cell table:style-name="ce8" office:value-type="string">
            <text:p>:VIDEO / @自室 / 記録 / jap.flute-bamboo / 演奏、play / b-2020-1115-1 / genr=tips:form-of-mouth,other=record-mouth-form:h-0</text:p>
          </table:table-cell>
          <table:table-cell table:style-name="ce18"/>
          <table:table-cell table:style-name="ce4"/>
          <table:table-cell table:style-name="ce4"/>
          <table:table-cell table:style-name="ce34" table:formula="of:=IF([.E20]=&quot;&quot;;[.C20];CONCATENATE([.C20];&quot; / &quot;;[.E20]))" office:value-type="string" office:string-value=":VIDEO / @自室 / 記録 / jap.flute-bamboo / 演奏、play / b-2020-1115-1 / genr=tips:form-of-mouth,other=record-mouth-form:h-0">
            <text:p>:VIDEO / @自室 / 記録 / jap.flute-bamboo / 演奏、play / b-2020-1115-1 / genr=tips:form-of-mouth,other=record-mouth-form:h-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1-15_18-58-50_000.mp4</text:p>
          </table:table-cell>
          <table:table-cell table:style-name="ce8" office:value-type="string">
            <text:p>:VIDEO / @自室 / 記録 / jap.flute / 演奏、play / f-2020-1115-1 / genr=demo:oct-3:Bf;Df,other=mouth-form</text:p>
          </table:table-cell>
          <table:table-cell table:style-name="ce19"/>
          <table:table-cell table:style-name="ce4"/>
          <table:table-cell table:style-name="ce4"/>
          <table:table-cell table:style-name="ce34" table:formula="of:=IF([.E21]=&quot;&quot;;[.C21];CONCATENATE([.C21];&quot; / &quot;;[.E21]))" office:value-type="string" office:string-value=":VIDEO / @自室 / 記録 / jap.flute / 演奏、play / f-2020-1115-1 / genr=demo:oct-3:Bf;Df,other=mouth-form">
            <text:p>:VIDEO / @自室 / 記録 / jap.flute / 演奏、play / f-2020-1115-1 / genr=demo:oct-3:Bf;Df,other=mouth-form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1-15_22-58-34_000.mid</text:p>
          </table:table-cell>
          <table:table-cell table:style-name="ce8" office:value-type="string">
            <text:p>:in-mid / app=perfect-piano / 演奏、play / id-2020-1115-1 / category=melody,inst=~,for=~,genre=~</text:p>
          </table:table-cell>
          <table:table-cell table:style-name="ce19"/>
          <table:table-cell table:style-name="ce4"/>
          <table:table-cell table:style-name="ce4"/>
          <table:table-cell table:style-name="ce34" table:formula="of:=IF([.E22]=&quot;&quot;;[.C22];CONCATENATE([.C22];&quot; / &quot;;[.E22]))" office:value-type="string" office:string-value=":in-mid / app=perfect-piano / 演奏、play / id-2020-1115-1 / category=melody,inst=~,for=~,genre=~">
            <text:p>:in-mid / app=perfect-piano / 演奏、play / id-2020-1115-1 / category=melody,inst=~,for=~,genre=~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1-15_22-59-24_000.mid</text:p>
          </table:table-cell>
          <table:table-cell table:style-name="ce8" office:value-type="string">
            <text:p>:in-mid / app=perfect-piano / 演奏、play / id-2020-1115-2 / category=melody,inst=~,for=~,genre=~</text:p>
          </table:table-cell>
          <table:table-cell table:style-name="ce16"/>
          <table:table-cell table:style-name="ce4"/>
          <table:table-cell table:style-name="ce4"/>
          <table:table-cell table:style-name="ce34" table:formula="of:=IF([.E23]=&quot;&quot;;[.C23];CONCATENATE([.C23];&quot; / &quot;;[.E23]))" office:value-type="string" office:string-value=":in-mid / app=perfect-piano / 演奏、play / id-2020-1115-2 / category=melody,inst=~,for=~,genre=~">
            <text:p>:in-mid / app=perfect-piano / 演奏、play / id-2020-1115-2 / category=melody,inst=~,for=~,genre=~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5"/>
          <table:table-cell table:style-name="ce4"/>
          <table:table-cell table:style-name="ce4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6"/>
          <table:table-cell table:style-name="ce4"/>
          <table:table-cell table:style-name="ce4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5"/>
          <table:table-cell table:style-name="ce4"/>
          <table:table-cell table:style-name="ce4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5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29" table:formula="of:=COUNTBLANK([.$C$2:.C29]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29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0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29" table:formula="of:=COUNTA([.$B$2:.$B29])" office:value-type="float" office:value="22">
            <text:p>22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29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0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1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1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11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11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11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29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6">2020/11/16</text:date>, <text:time>10:27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1-16T10:27:48.68</dc:date>
    <dc:creator>iwabuchi ken</dc:creator>
    <meta:editing-duration>P28DT28M24S</meta:editing-duration>
    <meta:editing-cycles>10471</meta:editing-cycles>
    <meta:document-statistic meta:table-count="1" meta:cell-count="474" meta:object-count="0"/>
  </office:meta>
</office:document-meta>
</file>